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5" style:family="table-cell" style:parent-style-name="Default">
      <style:text-properties style:font-name="Lucida Sans"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6"/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6"/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 table:number-rows-repeated="1047271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2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7:11:45.34573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  <dc:date>2021-10-19T20:23:38.718128695</dc:date>
    <meta:editing-duration>PT5H8M54S</meta:editing-duration>
    <meta:editing-cycles>17</meta:editing-cycles>
    <meta:document-statistic meta:table-count="1" meta:cell-count="3910" meta:object-count="0"/>
    <meta:user-defined meta:name=""/>
  </office:meta>
</office:document-meta>
</file>